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18a54d" style:text-blinking="false" fo:background-color="transparent" style:font-size-asian="8pt" style:font-size-complex="8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1debb" style:text-blinking="false" fo:background-color="transparent" style:font-size-asian="8pt" style:font-size-complex="8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9da02" style:text-blinking="false" fo:background-color="transparen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a5a40" style:text-blinking="false" fo:background-color="transparen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b40bc" style:text-blinking="false" fo:background-color="transparen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5296d7" style:text-blinking="false" fo:background-color="transparen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21debb" style:text-blinking="false" fo:background-color="transparen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24db83" style:text-blinking="false" fo:background-color="transparent" style:font-size-asian="8pt" style:font-size-complex="8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5e059" officeooo:paragraph-rsid="0025e059" style:text-blinking="false" fo:background-color="transparent" style:font-size-asian="8pt" style:font-size-complex="8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size-complex="8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7f972" officeooo:paragraph-rsid="0047f972" style:text-blinking="false" fo:background-color="transparent" style:font-size-asian="8pt" style:font-size-complex="8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486c56" style:text-blinking="false" fo:background-color="transparent" style:font-size-asian="8pt" style:font-size-complex="8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b31af" officeooo:paragraph-rsid="004b31af" style:text-blinking="false" fo:background-color="transparent" style:font-size-asian="8pt" style:font-size-complex="8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f471f" officeooo:paragraph-rsid="004f471f" style:text-blinking="false" fo:background-color="transparent" style:font-size-asian="8pt" style:font-size-complex="8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0c7f8" style:text-blinking="false" fo:background-color="transparent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b40bc" officeooo:paragraph-rsid="001b40bc" style:text-blinking="false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b40bc" officeooo:paragraph-rsid="0047f972" style:text-blinking="false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04454" style:text-blinking="false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04454" officeooo:paragraph-rsid="0021debb" style:text-blinking="false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8a54d" officeooo:paragraph-rsid="002a6c18" style:text-blinking="false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19da02" style:text-blinking="false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04454" style:text-blinking="false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a6c18" style:text-blinking="false" fo:background-color="transparent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b40bc" officeooo:paragraph-rsid="001b40bc" style:text-blinking="false" fo:background-color="transparent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5e059" officeooo:paragraph-rsid="0025e059" style:text-blinking="false" fo:background-color="transparent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2a6c18" officeooo:paragraph-rsid="002a6c18" style:text-blinking="false" fo:background-color="transparent" style:font-size-asian="8pt" style:font-weight-asian="bold" style:font-size-complex="8pt" style:font-weight-complex="bold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7f972" officeooo:paragraph-rsid="0047f972" style:text-blinking="false" fo:background-color="transparent" style:font-size-asian="8pt" style:font-weight-asian="bold" style:font-size-complex="8pt" style:font-weight-complex="bold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86c56" officeooo:paragraph-rsid="00486c56" style:text-blinking="false" fo:background-color="transparent" style:font-size-asian="8pt" style:font-weight-asian="bold" style:font-size-complex="8pt" style:font-weight-complex="bold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f471f" officeooo:paragraph-rsid="004f471f" style:text-blinking="false" fo:background-color="transparent" style:font-size-asian="8pt" style:font-weight-asian="bold" style:font-size-complex="8pt" style:font-weight-complex="bold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4b31af" officeooo:paragraph-rsid="004b31af" style:text-blinking="false" fo:background-color="transparent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ourier 10 Pitch" fo:font-size="8pt" officeooo:paragraph-rsid="005296d7" style:font-size-asian="8pt" style:font-size-complex="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296d7" officeooo:paragraph-rsid="005296d7" style:text-blinking="false" fo:background-color="transparent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5296d7" style:text-blinking="false" fo:background-color="transparent" style:font-size-asian="8pt" style:font-size-complex="8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534ac9" style:text-blinking="false" fo:background-color="transparent" style:font-size-asian="8pt" style:font-size-complex="8pt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19da02" officeooo:paragraph-rsid="0018a54d" style:text-blinking="false" fo:background-color="transparent" style:font-size-asian="8pt" style:font-size-complex="8pt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53ea52" style:text-blinking="false" fo:background-color="transparent" style:font-size-asian="8pt" style:font-size-complex="8pt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86c56" officeooo:paragraph-rsid="00486c56" style:text-blinking="false" fo:background-color="transparent" style:font-size-asian="8pt" style:font-size-complex="8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3ea52" style:text-blinking="false" fo:background-color="transparent" style:font-size-asian="8pt" style:font-size-complex="8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4113a" style:text-blinking="false" fo:background-color="transparent" style:font-size-asian="8pt" style:font-size-complex="8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3ea52" officeooo:paragraph-rsid="0053ea52" style:text-blinking="false" fo:background-color="transparent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1debb" officeooo:paragraph-rsid="0054113a" style:text-blinking="false" fo:background-color="transparent" style:font-size-asian="8pt" style:font-size-complex="8pt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4b31af" officeooo:paragraph-rsid="004b31af" style:text-blinking="false" fo:background-color="transparent" style:font-size-asian="8pt" style:font-size-complex="8pt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50c7f8" officeooo:paragraph-rsid="0050c7f8" style:text-blinking="false" fo:background-color="transparent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normal" officeooo:rsid="0024db83" officeooo:paragraph-rsid="0054113a" style:text-blinking="false" fo:background-color="transparent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9da02" officeooo:paragraph-rsid="00204454" style:text-blinking="false" fo:background-color="transparent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8pt" fo:font-style="normal" style:text-underline-style="none" fo:font-weight="bold" officeooo:rsid="001b40bc" officeooo:paragraph-rsid="001b40bc" style:text-blinking="false" fo:background-color="transparent" style:font-size-asian="8pt" style:font-weight-asian="bold" style:font-size-complex="8pt" style:font-weight-complex="bold"/>
    </style:style>
    <style:style style:name="P50" style:family="paragraph" style:parent-style-name="Standard">
      <style:text-properties style:font-name="Courier 10 Pitch" fo:font-size="8pt" officeooo:paragraph-rsid="0050c7f8" style:font-size-asian="8pt" style:font-size-complex="8pt"/>
    </style:style>
    <style:style style:name="P51" style:family="paragraph" style:parent-style-name="Standard">
      <style:text-properties style:font-name="Courier 10 Pitch" fo:font-size="8pt" officeooo:rsid="0055c47e" officeooo:paragraph-rsid="0055c47e" style:font-size-asian="8pt" style:font-size-complex="8pt"/>
    </style:style>
    <style:style style:name="P52" style:family="paragraph" style:parent-style-name="Standard">
      <style:text-properties style:font-name="Courier 10 Pitch" fo:font-size="8pt" officeooo:rsid="0055c47e" officeooo:paragraph-rsid="0055f2ec" style:font-size-asian="8pt" style:font-size-complex="8pt"/>
    </style:style>
    <style:style style:name="P53" style:family="paragraph" style:parent-style-name="Standard">
      <style:text-properties style:font-name="Courier 10 Pitch" fo:font-size="8pt" officeooo:rsid="0055f2ec" officeooo:paragraph-rsid="0055f2ec" style:font-size-asian="8pt" style:font-size-complex="8pt"/>
    </style:style>
    <style:style style:name="T1" style:family="text">
      <style:text-properties officeooo:rsid="0019da02"/>
    </style:style>
    <style:style style:name="T2" style:family="text">
      <style:text-properties officeooo:rsid="001a5a40"/>
    </style:style>
    <style:style style:name="T3" style:family="text">
      <style:text-properties officeooo:rsid="0021debb"/>
    </style:style>
    <style:style style:name="T4" style:family="text">
      <style:text-properties officeooo:rsid="0024db83"/>
    </style:style>
    <style:style style:name="T5" style:family="text">
      <style:text-properties officeooo:rsid="002a6c18"/>
    </style:style>
    <style:style style:name="T6" style:family="text">
      <style:text-properties officeooo:rsid="004d2b11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da0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ece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ece3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0c7f8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51ece3" style:text-blinking="false" fo:background-color="transparent" loext:char-shading-value="0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51ece3" style:text-blinking="false" fo:background-color="transparent" loext:char-shading-value="0" style:font-style-asian="italic" style:font-style-complex="italic"/>
    </style:style>
    <style:style style:name="T14" style:family="text">
      <style:text-properties officeooo:rsid="0051ece3"/>
    </style:style>
    <style:style style:name="T15" style:family="text">
      <style:text-properties fo:font-style="italic" officeooo:rsid="0054113a" style:font-style-asian="italic" style:font-style-complex="italic"/>
    </style:style>
    <style:style style:name="T16" style:family="text">
      <style:text-properties style:font-name="Courier 10 Pitch" officeooo:rsid="0051ece3" style:font-style-asian="normal" style:font-style-complex="normal"/>
    </style:style>
    <style:style style:name="T17" style:family="text">
      <style:text-properties style:font-name="Courier 10 Pitch" officeooo:rsid="005296d7" style:font-style-asian="normal" style:font-style-complex="normal"/>
    </style:style>
    <style:style style:name="T18" style:family="text">
      <style:text-properties officeooo:rsid="005296d7"/>
    </style:style>
    <style:style style:name="T19" style:family="text">
      <style:text-properties officeooo:rsid="0051ece3" style:font-style-asian="normal" style:font-style-complex="normal"/>
    </style:style>
    <style:style style:name="T20" style:family="text">
      <style:text-properties officeooo:rsid="005296d7" style:font-style-asian="normal" style:font-style-complex="normal"/>
    </style:style>
    <style:style style:name="T21" style:family="text">
      <style:text-properties officeooo:rsid="0047f972" style:font-style-asian="normal" style:font-style-complex="normal"/>
    </style:style>
    <style:style style:name="T22" style:family="text">
      <style:text-properties officeooo:rsid="0054113a" style:font-style-asian="normal" style:font-style-complex="normal"/>
    </style:style>
    <style:style style:name="T23" style:family="text">
      <style:text-properties officeooo:rsid="0053ea52"/>
    </style:style>
    <style:style style:name="T24" style:family="text">
      <style:text-properties officeooo:rsid="005411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Criar e coletar um vetor [50] inteiro. Calcular e exibir:</text:p>
      <text:p text:style-name="P12">a. A média dos valores entre 10 e 200;</text:p>
      <text:p text:style-name="P12">b. A soma dos números ímpares.</text:p>
      <text:p text:style-name="P12"/>
      <text:p text:style-name="P30">Pseudo-Código</text:p>
      <text:p text:style-name="P30"/>
      <text:p text:style-name="P12">Algoritmo: Vetor01</text:p>
      <text:p text:style-name="P12">inicio</text:p>
      <text:p text:style-name="P12"><text:tab/>tipo V = <text:s/>vetor [1..50] inteiros;</text:p>
      <text:p text:style-name="P12"><text:tab/>V: vtr;</text:p>
      <text:p text:style-name="P12"><text:tab/>inteiro: i;</text:p>
      <text:p text:style-name="P12"><text:tab/>real: md;</text:p>
      <text:p text:style-name="P12"/>
      <text:p text:style-name="P12"><text:tab/>s <text:span text:style-name="T23">=</text:span> 0;</text:p>
      <text:p text:style-name="P12"><text:s/><text:tab/>md <text:span text:style-name="T23">=</text:span> 0;</text:p>
      <text:p text:style-name="P12"/>
      <text:p text:style-name="P12"><text:tab/>para(i=1;i&lt;=50;i++)faça</text:p>
      <text:p text:style-name="P12"><text:s/><text:tab/><text:tab/>leia: vtr[i];</text:p>
      <text:p text:style-name="P12"><text:tab/><text:tab/>se(vtr[i] &gt;= 10 e vtr[i] &lt;= 200)</text:p>
      <text:p text:style-name="P12"><text:tab/><text:tab/>então</text:p>
      <text:p text:style-name="P12"><text:tab/><text:tab/><text:tab/>s <text:span text:style-name="T23">=</text:span> s + vtr[i];</text:p>
      <text:p text:style-name="P12"><text:tab/><text:tab/><text:tab/>md += 1;</text:p>
      <text:p text:style-name="P12"><text:tab/><text:tab/>fimse;</text:p>
      <text:p text:style-name="P12"><text:tab/>fimpara;</text:p>
      <text:p text:style-name="P12"><text:tab/></text:p>
      <text:p text:style-name="P12"><text:tab/>md <text:span text:style-name="T23">=</text:span> s / md;</text:p>
      <text:p text:style-name="P12"><text:tab/>escreva: md;</text:p>
      <text:p text:style-name="P12"><text:tab/>s <text:span text:style-name="T23">=</text:span> 0;</text:p>
      <text:p text:style-name="P12"><text:tab/> <text:s text:c="3"/></text:p>
      <text:p text:style-name="P12"><text:tab/>para(i=1;i&lt;=50;i++)faça</text:p>
      <text:p text:style-name="P12"><text:tab/><text:tab/>se(vtr[i] % 2 &lt;&gt; 0)</text:p>
      <text:p text:style-name="P12"><text:tab/><text:tab/>então</text:p>
      <text:p text:style-name="P12"><text:tab/><text:tab/><text:tab/>s <text:span text:style-name="T23">=</text:span> s + vtr[i];</text:p>
      <text:p text:style-name="P12"><text:tab/><text:tab/>fimse;</text:p>
      <text:p text:style-name="P12"><text:tab/>fimpara;</text:p>
      <text:p text:style-name="P12"><text:tab/>escreva: s;</text:p>
      <text:p text:style-name="P12">fim</text:p>
      <text:p text:style-name="P38"/>
      <text:p text:style-name="P38"/>
      <text:p text:style-name="P24">Teste de mesa</text:p>
      <text:p text:style-name="P4"/>
      <text:p text:style-name="P34"><text:span text:style-name="T8">//</text:span><text:span text:style-name="T9">Valores coletados no vetor </text:span><text:span text:style-name="T12">vtr[]</text:span><text:span text:style-name="T13">, </text:span><text:span text:style-name="T10">valores de 10 a 200 somados e alocados em </text:span><text:span text:style-name="T13">s, m </text:span><text:span text:style-name="T10">recebe a quantidade de </text:span><text:span text:style-name="T19">incidência</text:span><text:span text:style-name="T20">s de valores de </text:span><text:span text:style-name="T10">10 a 200.</text:span></text:p>
      <text:p text:style-name="P6">i<text:tab/><text:tab/>-<text:tab/>1 <text:tab/>2 <text:tab/>3 <text:tab/>.. <text:tab/>49 <text:tab/>50<text:tab/></text:p>
      <text:p text:style-name="P6">vtr[<text:span text:style-name="T2">i</text:span>]<text:tab/><text:tab/>-<text:tab/>23<text:tab/>9<text:tab/>45<text:tab/>..<text:tab/>1<text:span text:style-name="T2">6</text:span><text:tab/>203<text:tab/></text:p>
      <text:p text:style-name="P4">s<text:tab/><text:tab/><text:span text:style-name="T2">0</text:span><text:tab/>23 <text:tab/>23<text:tab/>68<text:tab/>..<text:tab/>8<text:span text:style-name="T2">4</text:span><text:tab/>8<text:span text:style-name="T2">4</text:span><text:tab/></text:p>
      <text:p text:style-name="P4">md<text:tab/><text:tab/><text:span text:style-name="T2">0</text:span><text:tab/>1<text:tab/>1<text:tab/>2<text:tab/>..<text:tab/>3<text:tab/>3<text:tab/></text:p>
      <text:p text:style-name="P4"/>
      <text:p text:style-name="P7"><text:span text:style-name="T14">//Calculo da média dos valores entre 10 e 200 </text:span><text:span text:style-name="T16">alocado </text:span><text:span text:style-name="T17">em md.</text:span></text:p>
      <text:p text:style-name="P7"><text:span text:style-name="T18">s<text:tab/></text:span>8<text:span text:style-name="T18">4 <text:tab/>0</text:span></text:p>
      <text:p text:style-name="P35">md<text:tab/>3<text:tab/>28</text:p>
      <text:p text:style-name="P7"/>
      <text:p text:style-name="P37"><text:span text:style-name="T14">//Calculo da</text:span><text:span text:style-name="T21"> soma dos números ímpares.</text:span></text:p>
      <text:p text:style-name="P5">i<text:tab/><text:tab/>1 <text:tab/>2 <text:tab/>3 <text:tab/>.. <text:tab/>49 <text:tab/>50<text:tab/></text:p>
      <text:p text:style-name="P5">vtr[<text:span text:style-name="T2">i</text:span>]<text:tab/><text:tab/>23<text:tab/>9<text:tab/>45<text:tab/>..<text:tab/>1<text:span text:style-name="T2">6</text:span><text:tab/>203<text:tab/></text:p>
      <text:p text:style-name="P5">s<text:tab/><text:tab/>23 <text:tab/><text:span text:style-name="T2">32</text:span><text:tab/><text:span text:style-name="T2">77</text:span><text:tab/>..<text:tab/><text:span text:style-name="T2">77</text:span><text:tab/><text:span text:style-name="T2">280</text:span><text:tab/></text:p>
      <text:p text:style-name="P1"/>
      <text:p text:style-name="P27"/>
      <text:p text:style-name="P27">Massa de dados</text:p>
      <text:p text:style-name="P27"/>
      <text:p text:style-name="P18">entrada:<text:tab/><text:span text:style-name="T1">23 <text:s/>9 <text:s/>45 .. <text:s/>16 <text:s/>203</text:span></text:p>
      <text:p text:style-name="P18">saida:<text:tab/><text:tab/><text:span text:style-name="T2">28 <text:s/>280</text:span>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><text:soft-page-break/>2.Criar e coletar um vetor [100] inteiro e exibir:</text:p>
      <text:p text:style-name="P13">a. O maior e o menor valor,</text:p>
      <text:p text:style-name="P13">b. A média dos valores.</text:p>
      <text:p text:style-name="P13"/>
      <text:p text:style-name="P31">Pseudo-Código</text:p>
      <text:p text:style-name="P31"/>
      <text:p text:style-name="P13">algoritmo Vetor<text:span text:style-name="T6">2</text:span></text:p>
      <text:p text:style-name="P13">início</text:p>
      <text:p text:style-name="P13"><text:tab/>tipo V = vetor [1..100] inteiros;</text:p>
      <text:p text:style-name="P13"><text:tab/>V: vtr;</text:p>
      <text:p text:style-name="P13"><text:tab/>inteiro: i,s,MA,ME;</text:p>
      <text:p text:style-name="P13"><text:tab/>real: md;</text:p>
      <text:p text:style-name="P13"><text:tab/></text:p>
      <text:p text:style-name="P13"><text:tab/>MA <text:span text:style-name="T23">=</text:span> 0;</text:p>
      <text:p text:style-name="P13"><text:tab/>s <text:span text:style-name="T23">=</text:span> 0;</text:p>
      <text:p text:style-name="P13"/>
      <text:p text:style-name="P13"><text:tab/>para(i=1;i&lt;=100;i++)faça</text:p>
      <text:p text:style-name="P39"><text:tab/><text:tab/>leia: vtr[i];</text:p>
      <text:p text:style-name="P39"><text:tab/><text:tab/>s += vtr[i];</text:p>
      <text:p text:style-name="P13"><text:tab/>fimpara</text:p>
      <text:p text:style-name="P13"><text:tab/></text:p>
      <text:p text:style-name="P13"><text:tab/>md <text:span text:style-name="T23">=</text:span> i;</text:p>
      <text:p text:style-name="P13"><text:tab/>md <text:span text:style-name="T23">=</text:span> s / md; //média dos valores</text:p>
      <text:p text:style-name="P13"/>
      <text:p text:style-name="P13"><text:tab/>para(i=1;i&lt;=100;i++)faça</text:p>
      <text:p text:style-name="P13"><text:tab/><text:tab/>se(vtr[i] &gt; MA)</text:p>
      <text:p text:style-name="P13"><text:tab/><text:tab/>então</text:p>
      <text:p text:style-name="P13"><text:tab/><text:tab/><text:tab/>MA <text:span text:style-name="T23">=</text:span> vtr[i]; //define maior</text:p>
      <text:p text:style-name="P13"><text:tab/><text:tab/>fimse;</text:p>
      <text:p text:style-name="P13"><text:tab/>fimpara;</text:p>
      <text:p text:style-name="P13"/>
      <text:p text:style-name="P13"><text:tab/>ME <text:span text:style-name="T23">=</text:span> MA;</text:p>
      <text:p text:style-name="P13"/>
      <text:p text:style-name="P13"><text:tab/>para(i=1;i&lt;=100;i++)faça</text:p>
      <text:p text:style-name="P13"><text:tab/><text:tab/>se(vtr[i] &lt; ME)</text:p>
      <text:p text:style-name="P13"><text:tab/><text:tab/>então</text:p>
      <text:p text:style-name="P13"><text:tab/><text:tab/><text:tab/>ME <text:span text:style-name="T23">=</text:span> vtr[i]; //define menor</text:p>
      <text:p text:style-name="P13"><text:tab/><text:tab/>fimse;</text:p>
      <text:p text:style-name="P13"><text:tab/>fimpara;</text:p>
      <text:p text:style-name="P13"><text:tab/></text:p>
      <text:p text:style-name="P13"><text:tab/>escreva: MA;</text:p>
      <text:p text:style-name="P13"><text:tab/>escreva: ME;</text:p>
      <text:p text:style-name="P13"><text:tab/>escreva: md;</text:p>
      <text:p text:style-name="P13">fim</text:p>
      <text:p text:style-name="P1"/>
      <text:p text:style-name="P25">Teste de mesa</text:p>
      <text:p text:style-name="P25"/>
      <text:p text:style-name="P47">//<text:span text:style-name="T24">Valores coletados no vetor </text:span><text:span text:style-name="T15">vtr[], </text:span><text:span text:style-name="T22">soma de todos os valores alocado em </text:span><text:span text:style-name="T15">s.</text:span></text:p>
      <text:p text:style-name="P19">i<text:tab/>1<text:tab/>2 <text:tab/>3 <text:tab/>..<text:tab/>99<text:tab/>100</text:p>
      <text:p text:style-name="P8">vtr[]<text:tab/>12<text:tab/>345<text:tab/>2<text:tab/>..<text:tab/>76<text:tab/>36</text:p>
      <text:p text:style-name="P9">s<text:tab/>12<text:tab/>357<text:tab/>359<text:tab/>..<text:tab/>435<text:tab/>471</text:p>
      <text:p text:style-name="P41">md<text:tab/>0<text:tab/>0<text:tab/>0<text:tab/>..<text:tab/>0<text:tab/>0</text:p>
      <text:p text:style-name="P41"/>
      <text:p text:style-name="P42">//<text:span text:style-name="T24">Média dos valores.</text:span></text:p>
      <text:p text:style-name="P43">s<text:tab/>471<text:tab/></text:p>
      <text:p text:style-name="P41"><text:span text:style-name="T23">md<text:tab/></text:span>100<text:tab/>4,71<text:tab/></text:p>
      <text:p text:style-name="P8"/>
      <text:p text:style-name="P8">//<text:span text:style-name="T24">Maior malor</text:span></text:p>
      <text:p text:style-name="P20">i<text:tab/>1<text:tab/>2 <text:tab/>3 <text:tab/>..<text:tab/>99<text:tab/>100</text:p>
      <text:p text:style-name="P2">MA<text:tab/><text:span text:style-name="T3">12<text:tab/>345<text:tab/>345<text:tab/>..<text:tab/>345<text:tab/>345</text:span></text:p>
      <text:p text:style-name="P44"/>
      <text:p text:style-name="P44">//<text:span text:style-name="T24">Menor malor</text:span></text:p>
      <text:p text:style-name="P20">i<text:tab/>1<text:tab/>2 <text:tab/>3 <text:tab/>..<text:tab/>99<text:tab/>100</text:p>
      <text:p text:style-name="P2">M<text:span text:style-name="T3">E</text:span><text:tab/><text:span text:style-name="T3">345<text:tab/>12<text:tab/>2<text:tab/>..<text:tab/>2<text:tab/>2<text:tab/></text:span></text:p>
      <text:p text:style-name="P1"/>
      <text:p text:style-name="P28">Massa de dados</text:p>
      <text:p text:style-name="P1"/>
      <text:p text:style-name="P10">entrada:<text:tab/><text:span text:style-name="T4">12 <text:s/>345 <text:s/>2 .. 76 36</text:span></text:p>
      <text:p text:style-name="P10">saida:<text:tab/><text:tab/><text:span text:style-name="T3">345 </text:span>2 <text:span text:style-name="T4">4,71</text:span></text:p>
      <text:p text:style-name="P1"/>
      <text:p text:style-name="P1"/>
      <text:p text:style-name="P1"/>
      <text:p text:style-name="P1"/>
      <text:p text:style-name="P14"/>
      <text:p text:style-name="P14"/>
      <text:p text:style-name="P14"><text:soft-page-break/>3. Criar e coletar valores inteiros nos vetores VT1[3] e VT2[3].</text:p>
      <text:p text:style-name="P14">Concatenar esses valores em um 3o vetor (VT3[6]) e mostrar os seus dados.</text:p>
      <text:p text:style-name="P14">P. ex: VT1[1][2][3] VT2[4[5][6] VT3[1][2][3][4][5][6]</text:p>
      <text:p text:style-name="P14"/>
      <text:p text:style-name="P33">Pseudo-Código</text:p>
      <text:p text:style-name="P14"/>
      <text:p text:style-name="P14">algoritmo: VetorConcat</text:p>
      <text:p text:style-name="P14">início</text:p>
      <text:p text:style-name="P14"><text:tab/>tipo V1 = vetor [1..3] inteiros;</text:p>
      <text:p text:style-name="P14"><text:tab/>V1: vtrA;</text:p>
      <text:p text:style-name="P14"/>
      <text:p text:style-name="P14"><text:tab/>tipo V2 = vetor [4..6] inteiros;</text:p>
      <text:p text:style-name="P14"><text:tab/>V2: vtrB;</text:p>
      <text:p text:style-name="P14"><text:tab/></text:p>
      <text:p text:style-name="P14"><text:tab/>tipo V3 = vetor [1..6] inteiros;</text:p>
      <text:p text:style-name="P14"><text:tab/>V3: vtrC;</text:p>
      <text:p text:style-name="P14"/>
      <text:p text:style-name="P14"><text:tab/>para(i=1;i&lt;=6;i++)faça</text:p>
      <text:p text:style-name="P14"><text:tab/><text:tab/>se(i&lt;=3)</text:p>
      <text:p text:style-name="P14"><text:tab/><text:tab/>entao</text:p>
      <text:p text:style-name="P14"><text:tab/><text:tab/><text:tab/>leia: vtrA[i];</text:p>
      <text:p text:style-name="P14"><text:tab/><text:tab/>senão</text:p>
      <text:p text:style-name="P14"><text:tab/><text:tab/><text:tab/>leia: vtrB[i];</text:p>
      <text:p text:style-name="P14"><text:tab/><text:tab/>fimse;</text:p>
      <text:p text:style-name="P14"><text:tab/>fimpara</text:p>
      <text:p text:style-name="P14"/>
      <text:p text:style-name="P14"><text:tab/>para(i=1;i&lt;=6;i++)faça</text:p>
      <text:p text:style-name="P14"><text:tab/><text:tab/>se(i&lt;=3)</text:p>
      <text:p text:style-name="P14"><text:tab/><text:tab/>entao</text:p>
      <text:p text:style-name="P14"><text:tab/><text:tab/><text:tab/>vtrC[i] <text:span text:style-name="T23">=</text:span> vtrA[i];</text:p>
      <text:p text:style-name="P14"><text:tab/><text:tab/>senão</text:p>
      <text:p text:style-name="P14"><text:tab/><text:tab/><text:tab/>vtrC[i] <text:span text:style-name="T23">=</text:span> vtrB[i];</text:p>
      <text:p text:style-name="P14"><text:tab/><text:tab/>fimse;</text:p>
      <text:p text:style-name="P14"><text:tab/>fimpara</text:p>
      <text:p text:style-name="P14"><text:tab/></text:p>
      <text:p text:style-name="P14"><text:tab/>para(i=1;i&lt;=6;i++)faça</text:p>
      <text:p text:style-name="P14"><text:tab/><text:tab/>escreva: vtrC[i];</text:p>
      <text:p text:style-name="P14"><text:tab/>fimpara</text:p>
      <text:p text:style-name="P14">fim</text:p>
      <text:p text:style-name="P1"/>
      <text:p text:style-name="P26">Teste de mesa</text:p>
      <text:p text:style-name="P11"/>
      <text:p text:style-name="P11">i<text:tab/>1<text:tab/>2<text:tab/>3<text:tab/>4<text:tab/>5<text:tab/>6</text:p>
      <text:p text:style-name="P3">vtrA<text:tab/><text:span text:style-name="T5">1<text:tab/>2<text:tab/>3<text:tab/>-<text:tab/>-<text:tab/>-<text:tab/></text:span></text:p>
      <text:p text:style-name="P3">vtr<text:span text:style-name="T5">B<text:tab/>-<text:tab/>-<text:tab/>-<text:tab/>4<text:tab/>5<text:tab/>6<text:tab/><text:tab/><text:tab/></text:span></text:p>
      <text:p text:style-name="P22">vtr<text:span text:style-name="T5">C<text:tab/>-<text:tab/>-<text:tab/>-<text:tab/>-<text:tab/>-<text:tab/>-</text:span></text:p>
      <text:p text:style-name="P22"/>
      <text:p text:style-name="P23">i<text:tab/>1<text:tab/>2<text:tab/>3<text:tab/>4<text:tab/>5<text:tab/>6</text:p>
      <text:p text:style-name="P22">vtr<text:span text:style-name="T5">C<text:tab/>1<text:tab/>2<text:tab/>3<text:tab/>4<text:tab/>5<text:tab/>6</text:span></text:p>
      <text:p text:style-name="P1"/>
      <text:p text:style-name="P23"/>
      <text:p text:style-name="P29">Massa de dados</text:p>
      <text:p text:style-name="P29"/>
      <text:p text:style-name="P21">entrada:<text:tab/>1 2 3 4 5 6</text:p>
      <text:p text:style-name="P21">saida:<text:tab/><text:tab/>1 2 3 4 5 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4. Criar e coletar em um vetor [30] real e calcular e exibir:</text:p>
      <text:p text:style-name="P15">a. A média do grupo;</text:p>
      <text:p text:style-name="P15">b. A quantidade de notas acima do grupo;</text:p>
      <text:p text:style-name="P15">c. As posições dos valores abaixo da média do grupo.</text:p>
      <text:p text:style-name="P15"/>
      <text:p text:style-name="P32">Pseudo-Código</text:p>
      <text:p text:style-name="P32"/>
      <text:p text:style-name="P15">algoritmo: VetorMedia</text:p>
      <text:p text:style-name="P15">início</text:p>
      <text:p text:style-name="P15"><text:tab/>tipo V = vetor [1..30] reais;</text:p>
      <text:p text:style-name="P15"><text:tab/>V: vtr, vtrPosicoes;</text:p>
      <text:p text:style-name="P15"><text:tab/>real: s,md;</text:p>
      <text:p text:style-name="P15"><text:tab/>inteiro: i,j,nAcima;</text:p>
      <text:p text:style-name="P15"><text:tab/></text:p>
      <text:p text:style-name="P15"><text:tab/>s ← 0;</text:p>
      <text:p text:style-name="P15"><text:tab/>nAcima ← 0;</text:p>
      <text:p text:style-name="P15"><text:tab/>j ← 1;</text:p>
      <text:p text:style-name="P15"><text:tab/></text:p>
      <text:p text:style-name="P15"><text:tab/></text:p>
      <text:p text:style-name="P15"><text:tab/>para(i=1;i&lt;=30;i++)faça</text:p>
      <text:p text:style-name="P15"><text:tab/><text:tab/>leia: vtr[i];</text:p>
      <text:p text:style-name="P15"><text:tab/><text:tab/>s ← s + vtr[i];</text:p>
      <text:p text:style-name="P15"><text:tab/>fimpara;</text:p>
      <text:p text:style-name="P15"><text:tab/></text:p>
      <text:p text:style-name="P15"><text:tab/>md ← i;</text:p>
      <text:p text:style-name="P15"><text:tab/>md ← s / md;</text:p>
      <text:p text:style-name="P15"><text:tab/></text:p>
      <text:p text:style-name="P15"><text:tab/>escreva: md; //a. A média do grupo</text:p>
      <text:p text:style-name="P15"><text:tab/></text:p>
      <text:p text:style-name="P15"><text:tab/>para(i=1;i&lt;=30;i++)faça</text:p>
      <text:p text:style-name="P15"><text:tab/><text:tab/>se(vtr[i] &gt; md)</text:p>
      <text:p text:style-name="P15"><text:tab/><text:tab/>então</text:p>
      <text:p text:style-name="P15"><text:tab/><text:tab/><text:tab/>nAcima += 1;</text:p>
      <text:p text:style-name="P15"><text:tab/><text:tab/>fimse;</text:p>
      <text:p text:style-name="P15"><text:tab/>fimpara;</text:p>
      <text:p text:style-name="P15"><text:tab/></text:p>
      <text:p text:style-name="P15"><text:tab/>escreva: nAcima; //A quantidade de notas acima do grupo</text:p>
      <text:p text:style-name="P15"><text:tab/></text:p>
      <text:p text:style-name="P15"><text:tab/>para(i=1;i&lt;=30;i++)faça</text:p>
      <text:p text:style-name="P15"><text:tab/><text:tab/>se(vtr[i] &lt; md)</text:p>
      <text:p text:style-name="P15"><text:tab/><text:tab/>então<text:tab/></text:p>
      <text:p text:style-name="P15"><text:tab/><text:tab/><text:tab/>vtrPosicoes[j] ← i;</text:p>
      <text:p text:style-name="P15"><text:tab/><text:tab/><text:tab/>j += 1;</text:p>
      <text:p text:style-name="P15"><text:tab/><text:tab/>fimse;<text:tab/></text:p>
      <text:p text:style-name="P15"><text:tab/>fimpara;</text:p>
      <text:p text:style-name="P15"/>
      <text:p text:style-name="P15"><text:tab/>para(i=1;i&lt;=j;i++)faça</text:p>
      <text:p text:style-name="P15"><text:tab/><text:tab/> escreva: vtrPosicoes[i]; //As posições dos valores abaixo da média do grupo.</text:p>
      <text:p text:style-name="P15"><text:tab/>fimpara;</text:p>
      <text:p text:style-name="P15"><text:tab/></text:p>
      <text:p text:style-name="P15">fi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><text:soft-page-break/>5. Criar e coletar em um vetor [20] inteiro. Calcule e exiba, segundo:</text:p>
      <text:p text:style-name="P16"><text:tab/><text:tab/><text:tab/><text:tab/><text:tab/></text:p>
      <text:p text:style-name="P16">10</text:p>
      <text:p text:style-name="P16">∑ (A [1] – A [21–1] )</text:p>
      <text:p text:style-name="P16">i = 1</text:p>
      <text:p text:style-name="P16"/>
      <text:p text:style-name="P16">Pseudo-Código</text:p>
      <text:p text:style-name="P16">algoritmo:</text:p>
      <text:p text:style-name="P16">inicio</text:p>
      <text:p text:style-name="P16"><text:tab/>tipo V = <text:s/>vetor [1..20] de inteiros;</text:p>
      <text:p text:style-name="P16"><text:tab/>V: vtr;</text:p>
      <text:p text:style-name="P16"><text:tab/>inteiro: i;</text:p>
      <text:p text:style-name="P16"/>
      <text:p text:style-name="P16"><text:tab/>j ← 21;</text:p>
      <text:p text:style-name="P16"><text:tab/></text:p>
      <text:p text:style-name="P16"><text:tab/>para(i=1;i&lt;=20;i++)faça</text:p>
      <text:p text:style-name="P16"><text:tab/><text:tab/>leia: vtr[i];<text:tab/>//coleta valores int no vetor <text:s/>vtr[]</text:p>
      <text:p text:style-name="P16"><text:tab/>fimpara;</text:p>
      <text:p text:style-name="P16"/>
      <text:p text:style-name="P16"><text:tab/>para(i=1;i&lt;=10;i++)faça</text:p>
      <text:p text:style-name="P16"><text:tab/><text:tab/>s ← s + (vtr[i] - vtr[j-i]);</text:p>
      <text:p text:style-name="P16"><text:tab/>fimpara;</text:p>
      <text:p text:style-name="P16"><text:tab/></text:p>
      <text:p text:style-name="P16"><text:tab/>escreva: <text:s/>s;</text:p>
      <text:p text:style-name="P50"><text:span text:style-name="T11">fim</text:span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1"><text:soft-page-break/><text:span text:style-name="T11">6. Criar e coletar em um vetor [20] com números aleatórios. Classificar este vetor em ordem crescente e mostre os dados.</text:span></text:p>
      <text:p text:style-name="P51"><text:span text:style-name="T11"/></text:p>
      <text:p text:style-name="P51"><text:span text:style-name="T11">Pseudo-Código</text:span></text:p>
      <text:p text:style-name="P51"><text:span text:style-name="T11">algoritmo: ordVetor</text:span></text:p>
      <text:p text:style-name="P51"><text:span text:style-name="T11">inicio</text:span></text:p>
      <text:p text:style-name="P51"><text:span text:style-name="T11"><text:tab/>tipo V = <text:s/>vetor [1..20] inteiro;</text:span></text:p>
      <text:p text:style-name="P51"><text:span text:style-name="T11"><text:tab/>V: vtr;</text:span></text:p>
      <text:p text:style-name="P51"><text:span text:style-name="T11"><text:tab/>inteiro: i,j,aux;</text:span></text:p>
      <text:p text:style-name="P51"><text:span text:style-name="T11"><text:tab/></text:span></text:p>
      <text:p text:style-name="P51"><text:span text:style-name="T11"><text:tab/>aux ← 0;</text:span></text:p>
      <text:p text:style-name="P51"><text:span text:style-name="T11"><text:tab/></text:span></text:p>
      <text:p text:style-name="P51"><text:span text:style-name="T11"><text:tab/>para(i=1;i&lt;=20;i++)faça</text:span></text:p>
      <text:p text:style-name="P51"><text:span text:style-name="T11"><text:tab/><text:tab/>vtr[i] ← random();</text:span></text:p>
      <text:p text:style-name="P51"><text:span text:style-name="T11"><text:tab/>fimpara;</text:span></text:p>
      <text:p text:style-name="P51"><text:span text:style-name="T11"><text:s text:c="2"/></text:span></text:p>
      <text:p text:style-name="P51"><text:span text:style-name="T11"><text:s text:c="2"/><text:tab/>para(i=1;i&lt;=20;i++)faça</text:span></text:p>
      <text:p text:style-name="P51"><text:span text:style-name="T11"><text:tab/><text:tab/>escreva = vtr[i];</text:span></text:p>
      <text:p text:style-name="P51"><text:span text:style-name="T11"><text:tab/>fimpara; </text:span></text:p>
      <text:p text:style-name="P51"><text:span text:style-name="T11"><text:tab/></text:span></text:p>
      <text:p text:style-name="P51"><text:span text:style-name="T11"><text:tab/>para(i=2;i&lt;=20;i++)faça</text:span></text:p>
      <text:p text:style-name="P51"><text:span text:style-name="T11"><text:tab/><text:tab/>para(j=20;j&gt;=1;j--)faça</text:span></text:p>
      <text:p text:style-name="P51"><text:span text:style-name="T11"><text:tab/><text:tab/><text:tab/>se(vtr[j-1] &gt; vtr[j])</text:span></text:p>
      <text:p text:style-name="P51"><text:span text:style-name="T11"><text:tab/><text:tab/><text:tab/>então</text:span></text:p>
      <text:p text:style-name="P51"><text:span text:style-name="T11"><text:tab/><text:tab/><text:tab/><text:tab/>aux = vtr[j-1];</text:span></text:p>
      <text:p text:style-name="P51"><text:span text:style-name="T11"><text:tab/><text:tab/><text:tab/><text:tab/>vtr[j-1] = v[j];</text:span></text:p>
      <text:p text:style-name="P51"><text:span text:style-name="T11"><text:tab/><text:tab/><text:tab/><text:tab/>vtr[j] = aux;</text:span></text:p>
      <text:p text:style-name="P51"><text:span text:style-name="T11"><text:tab/><text:tab/><text:tab/>fimse;</text:span></text:p>
      <text:p text:style-name="P51"><text:span text:style-name="T11"><text:tab/><text:tab/>fimpara;</text:span></text:p>
      <text:p text:style-name="P51"><text:span text:style-name="T11"><text:tab/>fimpara;</text:span></text:p>
      <text:p text:style-name="P51"><text:span text:style-name="T11"/></text:p>
      <text:p text:style-name="P51"><text:span text:style-name="T11"><text:tab/>para(i=1;i&lt;20;i++)faça</text:span></text:p>
      <text:p text:style-name="P51"><text:span text:style-name="T11"><text:tab/><text:tab/>escreva: vtr[i];</text:span></text:p>
      <text:p text:style-name="P51"><text:span text:style-name="T11"><text:tab/>fimpara;</text:span></text:p>
      <text:p text:style-name="P51"><text:span text:style-name="T11"><text:tab/></text:span></text:p>
      <text:p text:style-name="P51"><text:span text:style-name="T11"><text:tab/></text:span><text:span text:style-name="T7">escreva: </text:span><text:span text:style-name="T11">Fbusca(</text:span><text:span text:style-name="T7">);</text:span></text:p>
      <text:p text:style-name="P51"><text:span text:style-name="T11">fim</text:span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oft-page-break/><text:span text:style-name="T11"/></text:p>
      <text:p text:style-name="P51"><text:span text:style-name="T11">7. A partir do exercício 6 (vetor classificado) solicitar um valor qualquer e verificar a sua existência no vetor (utilizar pesquisa binária).</text:span></text:p>
      <text:p text:style-name="P51"><text:span text:style-name="T11"/></text:p>
      <text:p text:style-name="P51"><text:span text:style-name="T11">Pseudo-Código</text:span></text:p>
      <text:p text:style-name="P51"><text:span text:style-name="T11">Algoritmo: Fbusca(inteiro vrt[]) inteiro</text:span></text:p>
      <text:p text:style-name="P51"><text:span text:style-name="T11">inicio</text:span></text:p>
      <text:p text:style-name="P51"><text:span text:style-name="T11"><text:tab/>inteiro: inicial, meio, final, busca;</text:span></text:p>
      <text:p text:style-name="P51"><text:span text:style-name="T11"><text:tab/>boolean: nroLocalizado;</text:span></text:p>
      <text:p text:style-name="P51"><text:span text:style-name="T11"><text:tab/></text:span></text:p>
      <text:p text:style-name="P51"><text:span text:style-name="T11"><text:tab/>inicial ← 1;</text:span></text:p>
      <text:p text:style-name="P51"><text:span text:style-name="T11"><text:tab/>final ← 20;</text:span></text:p>
      <text:p text:style-name="P51"><text:span text:style-name="T11"><text:tab/>nroLocalizado ← Falso;</text:span></text:p>
      <text:p text:style-name="P51"><text:span text:style-name="T11"/></text:p>
      <text:p text:style-name="P51"><text:span text:style-name="T11"><text:tab/>enquanto ((inicial &lt;= final) e não nroLocalizado)faça</text:span></text:p>
      <text:p text:style-name="P51"><text:span text:style-name="T11"><text:tab/><text:tab/>meio ← (inicial + final) / 2;</text:span></text:p>
      <text:p text:style-name="P51"><text:span text:style-name="T11"><text:tab/><text:tab/>se(vrtB[meio] = busca)</text:span></text:p>
      <text:p text:style-name="P51"><text:span text:style-name="T11"><text:tab/><text:tab/>então</text:span></text:p>
      <text:p text:style-name="P51"><text:span text:style-name="T11"><text:tab/><text:tab/><text:tab/> nroLocalizado ← Verdadeiro;</text:span></text:p>
      <text:p text:style-name="P51"><text:span text:style-name="T11"><text:tab/><text:tab/>fimse;</text:span></text:p>
      <text:p text:style-name="P51"><text:span text:style-name="T11"><text:tab/><text:tab/>se(vrtB[meio] &gt; busca)</text:span></text:p>
      <text:p text:style-name="P51"><text:span text:style-name="T11"><text:tab/><text:tab/>então</text:span></text:p>
      <text:p text:style-name="P51"><text:span text:style-name="T11"><text:tab/><text:tab/><text:tab/>final ← meio – 1;</text:span></text:p>
      <text:p text:style-name="P51"><text:span text:style-name="T11"><text:tab/><text:tab/>senão</text:span></text:p>
      <text:p text:style-name="P51"><text:span text:style-name="T11"><text:tab/><text:tab/><text:tab/>inicial ← meio + 1;</text:span></text:p>
      <text:p text:style-name="P51"><text:span text:style-name="T11"><text:tab/><text:tab/>fimse;</text:span></text:p>
      <text:p text:style-name="P51"><text:span text:style-name="T11"><text:tab/>fimenquanto</text:span></text:p>
      <text:p text:style-name="P52"><text:span text:style-name="T11"><text:s text:c="2"/><text:tab/></text:span></text:p>
      <text:p text:style-name="P52"><text:span text:style-name="T11"><text:tab/>retorna: nroLocalizado;</text:span></text:p>
      <text:p text:style-name="P51"><text:span text:style-name="T11">fim</text:span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1"><text:span text:style-name="T11"/></text:p>
      <text:p text:style-name="P53"><text:soft-page-break/><text:span text:style-name="T11">8. Criar e carregar uma matriz [4][3] inteiro com quantidade de produtos vendidos em 4 semanas. Calcular e exibir:</text:span></text:p>
      <text:p text:style-name="P53"><text:span text:style-name="T11">a. A quantidade de cada produto vendido no mês;</text:span></text:p>
      <text:p text:style-name="P53"><text:span text:style-name="T11">b. A quantidade de produtos vendidos por semana;</text:span></text:p>
      <text:p text:style-name="P53"><text:span text:style-name="T11">c. O total de produtos vendidos no mês.</text:span></text:p>
      <text:p text:style-name="P53"><text:span text:style-name="T11"><text:s/></text:span></text:p>
      <text:p text:style-name="P53"><text:span text:style-name="T11">Pseudo-Código</text:span></text:p>
      <text:p text:style-name="P53"><text:span text:style-name="T11">algoritmo: qtdProdutos</text:span></text:p>
      <text:p text:style-name="P53"><text:span text:style-name="T11">início</text:span></text:p>
      <text:p text:style-name="P53"><text:span text:style-name="T11"><text:tab/>tipo M = <text:s/>matriz [1..4, 1..3] de inteiros;</text:span></text:p>
      <text:p text:style-name="P53"><text:span text:style-name="T11"><text:tab/>M: mtz;</text:span></text:p>
      <text:p text:style-name="P53"><text:span text:style-name="T11"><text:tab/>inteiro: i,j,s;</text:span></text:p>
      <text:p text:style-name="P53"><text:span text:style-name="T11"><text:tab/></text:span></text:p>
      <text:p text:style-name="P53"><text:span text:style-name="T11"><text:tab/>//Lê os valores de cada posição na Matriz</text:span></text:p>
      <text:p text:style-name="P53"><text:span text:style-name="T11"><text:s text:c="4"/><text:tab/>para(i=1;i&lt;=4;i++)faça</text:span></text:p>
      <text:p text:style-name="P53"><text:span text:style-name="T11"><text:tab/><text:tab/>para(j=1;j&lt;=3;j++)faça</text:span></text:p>
      <text:p text:style-name="P53"><text:span text:style-name="T11"><text:tab/><text:tab/><text:tab/>leia: mtz[i, j];</text:span></text:p>
      <text:p text:style-name="P53"><text:span text:style-name="T11"><text:s text:c="12"/><text:tab/>fimpara;</text:span></text:p>
      <text:p text:style-name="P53"><text:span text:style-name="T11"><text:s text:c="4"/><text:tab/>fimpara;</text:span></text:p>
      <text:p text:style-name="P53"><text:span text:style-name="T11"><text:tab/></text:span></text:p>
      <text:p text:style-name="P53"><text:span text:style-name="T11"><text:s text:c="6"/>//a. A quantidade de cada produto vendido no mês;</text:span></text:p>
      <text:p text:style-name="P53"><text:span text:style-name="T11"><text:s text:c="6"/>para(i=1;i&lt;=3;i++)faça</text:span></text:p>
      <text:p text:style-name="P53"><text:span text:style-name="T11"><text:s text:c="16"/>para(j=1;j&lt;=4;j++)faça</text:span></text:p>
      <text:p text:style-name="P53"><text:span text:style-name="T11"><text:tab/><text:tab/> <text:s text:c="7"/>s += mtz[j, i];</text:span></text:p>
      <text:p text:style-name="P53"><text:span text:style-name="T11"><text:s text:c="6"/><text:tab/> <text:s text:c="7"/>fimpara;</text:span></text:p>
      <text:p text:style-name="P53"><text:span text:style-name="T11"><text:s text:c="16"/>escreva: s;</text:span></text:p>
      <text:p text:style-name="P53"><text:span text:style-name="T11"><text:s text:c="16"/>s = 0;</text:span></text:p>
      <text:p text:style-name="P53"><text:span text:style-name="T11"><text:s text:c="6"/>fimpara;</text:span></text:p>
      <text:p text:style-name="P53"><text:span text:style-name="T11"><text:s text:c="6"/></text:span></text:p>
      <text:p text:style-name="P53"><text:span text:style-name="T11"><text:s text:c="6"/>//b. A quantidade de produtos vendidos por semana;</text:span></text:p>
      <text:p text:style-name="P53"><text:span text:style-name="T11"><text:s text:c="6"/>para(i=1;i&lt;=4;i++)faça</text:span></text:p>
      <text:p text:style-name="P53"><text:span text:style-name="T11"><text:s text:c="16"/>para(j=1;j&lt;=3;j++)faça</text:span></text:p>
      <text:p text:style-name="P53"><text:span text:style-name="T11"><text:s text:c="24"/>s += mtz[i,j];</text:span></text:p>
      <text:p text:style-name="P53"><text:span text:style-name="T11"><text:s text:c="16"/>fimpara;</text:span></text:p>
      <text:p text:style-name="P53"><text:span text:style-name="T11"><text:s text:c="16"/>escreva: s;</text:span></text:p>
      <text:p text:style-name="P53"><text:span text:style-name="T11"><text:s text:c="16"/>s = 0;</text:span></text:p>
      <text:p text:style-name="P53"><text:span text:style-name="T11"><text:s text:c="6"/>fimpara;</text:span></text:p>
      <text:p text:style-name="P53"><text:span text:style-name="T11"><text:s text:c="6"/></text:span></text:p>
      <text:p text:style-name="P53"><text:span text:style-name="T11"><text:s text:c="6"/>//c. O total de produtos vendidos no mês.</text:span></text:p>
      <text:p text:style-name="P53"><text:span text:style-name="T11"><text:s text:c="6"/>para(i=1;i&lt;=4;i++)faça</text:span></text:p>
      <text:p text:style-name="P53"><text:span text:style-name="T11"><text:s text:c="16"/>para(j=1;j&lt;=3;j++)faça</text:span></text:p>
      <text:p text:style-name="P53"><text:span text:style-name="T11"><text:s text:c="24"/>s += mtz[i,j];</text:span></text:p>
      <text:p text:style-name="P53"><text:span text:style-name="T11"><text:s text:c="16"/>fimpara;</text:span></text:p>
      <text:p text:style-name="P53"><text:span text:style-name="T11"><text:s text:c="6"/>fimpara;</text:span></text:p>
      <text:p text:style-name="P53"><text:span text:style-name="T11"><text:s text:c="6"/>escreva: s;</text:span></text:p>
      <text:p text:style-name="P53"><text:span text:style-name="T11"><text:s text:c="6"/>s = 0;</text:span></text:p>
      <text:p text:style-name="P53"><text:span text:style-name="T11">fim</text:span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oft-page-break/><text:span text:style-name="T11">9. Criar e carregar uma matriz [4][4] com valores aleatórios, sendo que a</text:span></text:p>
      <text:p text:style-name="P53"><text:span text:style-name="T11">diagonal principal terá seus dados carregados no programa segundo:</text:span></text:p>
      <text:p text:style-name="P53"><text:span text:style-name="T11">1</text:span></text:p>
      <text:p text:style-name="P53"><text:span text:style-name="T11"><text:s text:c="2"/>4</text:span></text:p>
      <text:p text:style-name="P53"><text:span text:style-name="T11"><text:s text:c="4"/>16</text:span></text:p>
      <text:p text:style-name="P53"><text:span text:style-name="T11"><text:s text:c="6"/>64</text:span></text:p>
      <text:p text:style-name="P53"><text:span text:style-name="T11"/></text:p>
      <text:p text:style-name="P53"><text:span text:style-name="T11">Pseudo-Código</text:span></text:p>
      <text:p text:style-name="P53"><text:span text:style-name="T11">algoritmo: qtdProdutos</text:span></text:p>
      <text:p text:style-name="P53"><text:span text:style-name="T11">início</text:span></text:p>
      <text:p text:style-name="P53"><text:span text:style-name="T11"><text:tab/>tipo M = <text:s/>matriz [1..4, 1..4] de inteiros;</text:span></text:p>
      <text:p text:style-name="P53"><text:span text:style-name="T11"><text:tab/>M: mtz;</text:span></text:p>
      <text:p text:style-name="P53"><text:span text:style-name="T11"><text:tab/>inteiro: i,j;</text:span></text:p>
      <text:p text:style-name="P53"><text:span text:style-name="T11"><text:tab/></text:span></text:p>
      <text:p text:style-name="P53"><text:span text:style-name="T11"><text:tab/>i = 1;</text:span></text:p>
      <text:p text:style-name="P53"><text:span text:style-name="T11"><text:tab/>j = 1;</text:span></text:p>
      <text:p text:style-name="P53"><text:span text:style-name="T11"><text:tab/>aux = 1;</text:span></text:p>
      <text:p text:style-name="P53"><text:span text:style-name="T11"><text:tab/></text:span></text:p>
      <text:p text:style-name="P53"><text:span text:style-name="T11"><text:tab/>mtz[i, j] = aux;</text:span></text:p>
      <text:p text:style-name="P53"><text:span text:style-name="T11"/></text:p>
      <text:p text:style-name="P53"><text:span text:style-name="T11"><text:tab/>para(i=1;i&lt;=4;i++)faça</text:span></text:p>
      <text:p text:style-name="P53"><text:span text:style-name="T11"><text:tab/><text:tab/>para(j=2;j&lt;=4;j++)faça</text:span></text:p>
      <text:p text:style-name="P53"><text:span text:style-name="T11"><text:tab/><text:tab/><text:tab/>se(i == j)</text:span></text:p>
      <text:p text:style-name="P53"><text:span text:style-name="T11"><text:tab/><text:tab/><text:tab/>entao</text:span></text:p>
      <text:p text:style-name="P53"><text:span text:style-name="T11"><text:tab/><text:tab/><text:tab/><text:tab/>aux *= 4;</text:span></text:p>
      <text:p text:style-name="P53"><text:span text:style-name="T11"><text:tab/><text:tab/><text:tab/><text:tab/>mtz[i, j] = aux;</text:span></text:p>
      <text:p text:style-name="P53"><text:span text:style-name="T11"><text:tab/><text:tab/><text:tab/>senao</text:span></text:p>
      <text:p text:style-name="P53"><text:span text:style-name="T11"><text:tab/><text:tab/><text:tab/><text:tab/>mtz[i, j] = rand();</text:span></text:p>
      <text:p text:style-name="P53"><text:span text:style-name="T11"><text:tab/><text:tab/><text:tab/>fimse;</text:span></text:p>
      <text:p text:style-name="P53"><text:span text:style-name="T11"><text:tab/><text:tab/>fimpara;</text:span></text:p>
      <text:p text:style-name="P53"><text:span text:style-name="T11"><text:tab/>fimpara;</text:span></text:p>
      <text:p text:style-name="P53"><text:span text:style-name="T11"><text:s text:c="2"/></text:span></text:p>
      <text:p text:style-name="P53"><text:span text:style-name="T11"><text:tab/>para(i=1;i&lt;=4;i++)faça</text:span></text:p>
      <text:p text:style-name="P53"><text:span text:style-name="T11"><text:tab/><text:tab/>para(j=1;j&lt;=4;j++)faça</text:span></text:p>
      <text:p text:style-name="P53"><text:span text:style-name="T11"><text:tab/><text:tab/><text:tab/>escreva: mtz[i, j];</text:span></text:p>
      <text:p text:style-name="P53"><text:span text:style-name="T11"><text:tab/><text:tab/>fimpara;</text:span></text:p>
      <text:p text:style-name="P53"><text:span text:style-name="T11"><text:tab/>fimpara;</text:span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oft-page-break/><text:span text:style-name="T11">10. Criar uma matriz [8][8] onde o programa irá carregar segundo:</text:span></text:p>
      <text:p text:style-name="P53"><text:span text:style-name="T11"/></text:p>
      <text:p text:style-name="P53"><text:span text:style-name="T11">casa <text:s text:c="3"/>1 <text:s text:c="2"/>2 <text:s text:c="2"/>3 <text:s text:c="2"/>4 <text:s text:c="2"/>.. <text:s/>*Exibir a soma </text:span></text:p>
      <text:p text:style-name="P53"><text:span text:style-name="T11">valor <text:s text:c="2"/>1 <text:s text:c="2"/>2 <text:s text:c="2"/>4 <text:s text:c="2"/>8 <text:s text:c="2"/>.. <text:s text:c="2"/>dos valores</text:span></text:p>
      <text:p text:style-name="P53"><text:span text:style-name="T11"/></text:p>
      <text:p text:style-name="P53"><text:span text:style-name="T11">Pseudo-Código</text:span></text:p>
      <text:p text:style-name="P53"><text:span text:style-name="T11">algoritmo: qtdProdutos</text:span></text:p>
      <text:p text:style-name="P53"><text:span text:style-name="T11">início</text:span></text:p>
      <text:p text:style-name="P53"><text:span text:style-name="T11"><text:tab/>tipo M = <text:s/>matriz [1..8, 1..8] de inteiros;</text:span></text:p>
      <text:p text:style-name="P53"><text:span text:style-name="T11"><text:tab/>M: mtz;</text:span></text:p>
      <text:p text:style-name="P53"><text:span text:style-name="T11"><text:tab/>inteiro: i,j;</text:span></text:p>
      <text:p text:style-name="P53"><text:span text:style-name="T11"><text:tab/></text:span></text:p>
      <text:p text:style-name="P53"><text:span text:style-name="T11"><text:tab/>aux = 1;</text:span></text:p>
      <text:p text:style-name="P53"><text:span text:style-name="T11"><text:tab/>s = 1;</text:span></text:p>
      <text:p text:style-name="P53"><text:span text:style-name="T11"><text:tab/></text:span></text:p>
      <text:p text:style-name="P53"><text:span text:style-name="T11"><text:tab/>para(i=1;i&lt;=8;i++)faça</text:span></text:p>
      <text:p text:style-name="P53"><text:span text:style-name="T11"><text:tab/><text:tab/>para(j=1;j&lt;=8;j++)faça</text:span></text:p>
      <text:p text:style-name="P53"><text:span text:style-name="T11"><text:tab/><text:tab/><text:tab/>mtz[i, j] = aux;</text:span></text:p>
      <text:p text:style-name="P53"><text:span text:style-name="T11"><text:tab/><text:tab/>fimpara;</text:span></text:p>
      <text:p text:style-name="P53"><text:span text:style-name="T11"><text:tab/><text:tab/>aux *= 2;</text:span></text:p>
      <text:p text:style-name="P53"><text:span text:style-name="T11"><text:tab/><text:tab/>s += aux;</text:span></text:p>
      <text:p text:style-name="P53"><text:span text:style-name="T11"><text:tab/>fimpara;</text:span></text:p>
      <text:p text:style-name="P53"><text:span text:style-name="T11"><text:s text:c="2"/></text:span></text:p>
      <text:p text:style-name="P53"><text:span text:style-name="T11"><text:tab/>para(i=1;i&lt;=8;i++)faça</text:span></text:p>
      <text:p text:style-name="P53"><text:span text:style-name="T11"><text:tab/><text:tab/>para(j=1;j&lt;=8;j++)faça</text:span></text:p>
      <text:p text:style-name="P53"><text:span text:style-name="T11"><text:tab/><text:tab/><text:tab/>escreva: mtz[i, j];</text:span></text:p>
      <text:p text:style-name="P53"><text:span text:style-name="T11"><text:tab/><text:tab/>fimpara;</text:span></text:p>
      <text:p text:style-name="P53"><text:span text:style-name="T11"><text:tab/>fimpara;</text:span></text:p>
      <text:p text:style-name="P53"><text:span text:style-name="T11">fim</text:span></text:p>
      <text:p text:style-name="P53"><text:span text:style-name="T11"/></text:p>
      <text:p text:style-name="P53"><text:span text:style-name="T11"/></text:p>
      <text:p text:style-name="P53"><text:span text:style-name="T11">aux<text:tab/><text:tab/>1 <text:s/>2 <text:s/>4 <text:s/>8 <text:s/>16 32 64 <text:s/>128 ..</text:span></text:p>
      <text:p text:style-name="P53"><text:span text:style-name="T11">s<text:tab/><text:tab/>1 <text:s/>3 <text:s/>7 <text:s/>15 31 63 127 255 ..</text:span></text:p>
      <text:p text:style-name="P53"><text:span text:style-name="T11">i <text:tab/><text:tab/>1 <text:s/>1 <text:s/>1 <text:s/>1 <text:s/>1 <text:s/>1 <text:s/>1 <text:s text:c="2"/>1 <text:s text:c="2"/>..<text:tab/><text:tab/></text:span></text:p>
      <text:p text:style-name="P53"><text:span text:style-name="T11">j <text:tab/><text:tab/>1 <text:s/>2 <text:s/>3 <text:s/>4 <text:s/>5 <text:s/>6 <text:s/>7 <text:s text:c="2"/>8 <text:s text:c="2"/>..</text:span></text:p>
      <text:p text:style-name="P53"><text:span text:style-name="T11">mtz[i, j]<text:tab/>1 <text:s/>2 <text:s/>4 <text:s/>8 <text:s/>16 32 64 <text:s/>128 ..</text:span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oft-page-break/><text:span text:style-name="T11">11. Criar uma matriz [8][8] inteiro e o programa irá carregar segundo:</text:span></text:p>
      <text:p text:style-name="P53"><text:span text:style-name="T11"/></text:p>
      <text:p text:style-name="P53"><text:span text:style-name="T11">1 1 1 1 1 1 1 1</text:span></text:p>
      <text:p text:style-name="P53"><text:span text:style-name="T11">1 2 2 2 2 2 2 1</text:span></text:p>
      <text:p text:style-name="P53"><text:span text:style-name="T11">1 2 3 3 3 3 2 1</text:span></text:p>
      <text:p text:style-name="P53"><text:span text:style-name="T11">1 2 3 4 4 3 2 1</text:span></text:p>
      <text:p text:style-name="P53"><text:span text:style-name="T11">1 2 3 4 4 3 2 1</text:span></text:p>
      <text:p text:style-name="P53"><text:span text:style-name="T11">1 2 3 3 3 3 2 1</text:span></text:p>
      <text:p text:style-name="P53"><text:span text:style-name="T11">1 2 2 2 2 2 2 1</text:span></text:p>
      <text:p text:style-name="P53"><text:span text:style-name="T11">1 1 1 1 1 1 1 1</text:span></text:p>
      <text:p text:style-name="P53"><text:span text:style-name="T11"/></text:p>
      <text:p text:style-name="P53"><text:span text:style-name="T11">Pseudo-Código</text:span></text:p>
      <text:p text:style-name="P53"><text:span text:style-name="T11">algoritmo: qtdProdutos</text:span></text:p>
      <text:p text:style-name="P53"><text:span text:style-name="T11">início</text:span></text:p>
      <text:p text:style-name="P53"><text:span text:style-name="T11"><text:tab/>tipo M = <text:s/>matriz [1..8, 1..8] de inteiros;</text:span></text:p>
      <text:p text:style-name="P53"><text:span text:style-name="T11"><text:tab/>M: mtz;</text:span></text:p>
      <text:p text:style-name="P53"><text:span text:style-name="T11"><text:tab/>inteiro: i,j;</text:span></text:p>
      <text:p text:style-name="P53"><text:span text:style-name="T11"><text:tab/></text:span></text:p>
      <text:p text:style-name="P53"><text:span text:style-name="T11"><text:tab/>para(i=1;i&lt;=8;i++)faça</text:span></text:p>
      <text:p text:style-name="P53"><text:span text:style-name="T11"><text:tab/><text:tab/>para(j=1;j&lt;=8;j++)faça</text:span></text:p>
      <text:p text:style-name="P53"><text:span text:style-name="T11"><text:tab/><text:tab/><text:tab/>se((i==1 ou i==8) ou (j==1 ou j==8))</text:span></text:p>
      <text:p text:style-name="P53"><text:span text:style-name="T11"><text:tab/><text:tab/><text:tab/>entao</text:span></text:p>
      <text:p text:style-name="P53"><text:span text:style-name="T11"><text:tab/><text:tab/><text:tab/><text:tab/>mtz[i, j] = 1;</text:span></text:p>
      <text:p text:style-name="P53"><text:span text:style-name="T11"><text:tab/><text:tab/><text:tab/>senao</text:span></text:p>
      <text:p text:style-name="P53"><text:span text:style-name="T11"><text:tab/><text:tab/><text:tab/><text:tab/>se((i==2 ou i==7) ou (j==2 ou j==7))</text:span></text:p>
      <text:p text:style-name="P53"><text:span text:style-name="T11"><text:tab/><text:tab/><text:tab/><text:tab/>entao</text:span></text:p>
      <text:p text:style-name="P53"><text:span text:style-name="T11"><text:tab/><text:tab/><text:tab/><text:tab/><text:tab/>mtz[i, j] = 2;</text:span></text:p>
      <text:p text:style-name="P53"><text:span text:style-name="T11"><text:tab/><text:tab/><text:tab/><text:tab/>senao</text:span></text:p>
      <text:p text:style-name="P53"><text:span text:style-name="T11"><text:tab/><text:tab/><text:tab/><text:tab/><text:tab/>se((i==3 ou i==6) ou (j==3 ou j==6))</text:span></text:p>
      <text:p text:style-name="P53"><text:span text:style-name="T11"><text:tab/><text:tab/><text:tab/><text:tab/><text:tab/>entao</text:span></text:p>
      <text:p text:style-name="P53"><text:span text:style-name="T11"><text:tab/><text:tab/><text:tab/><text:tab/><text:tab/><text:tab/>mtz[i, j] = 3;</text:span></text:p>
      <text:p text:style-name="P53"><text:span text:style-name="T11"><text:tab/><text:tab/><text:tab/><text:tab/><text:tab/>senao</text:span></text:p>
      <text:p text:style-name="P53"><text:span text:style-name="T11"><text:tab/><text:tab/><text:tab/><text:tab/><text:tab/><text:tab/>se((i==4 ou i==5) ou (j==4 ou j==5))</text:span></text:p>
      <text:p text:style-name="P53"><text:span text:style-name="T11"><text:tab/><text:tab/><text:tab/><text:tab/><text:tab/><text:tab/><text:tab/>mtz[i, j] = 4;</text:span></text:p>
      <text:p text:style-name="P53"><text:span text:style-name="T11"><text:tab/><text:tab/><text:tab/><text:tab/><text:tab/>fimse;</text:span></text:p>
      <text:p text:style-name="P53"><text:span text:style-name="T11"><text:tab/><text:tab/><text:tab/><text:tab/>fimse;</text:span></text:p>
      <text:p text:style-name="P53"><text:span text:style-name="T11"><text:tab/><text:tab/><text:tab/>fimse;</text:span></text:p>
      <text:p text:style-name="P53"><text:span text:style-name="T11"><text:tab/><text:tab/>fimpara;</text:span></text:p>
      <text:p text:style-name="P53"><text:span text:style-name="T11"><text:tab/>fimpara;</text:span></text:p>
      <text:p text:style-name="P53"><text:span text:style-name="T11"><text:s text:c="2"/></text:span></text:p>
      <text:p text:style-name="P53"><text:span text:style-name="T11"><text:tab/>para(i=1;i&lt;=8;i++)faça</text:span></text:p>
      <text:p text:style-name="P53"><text:span text:style-name="T11"><text:tab/><text:tab/>para(j=1;j&lt;=8;j++)faça</text:span></text:p>
      <text:p text:style-name="P53"><text:span text:style-name="T11"><text:tab/><text:tab/><text:tab/>escreva: mtz[i, j];</text:span></text:p>
      <text:p text:style-name="P53"><text:span text:style-name="T11"><text:tab/><text:tab/>fimpara;</text:span></text:p>
      <text:p text:style-name="P53"><text:span text:style-name="T11"><text:tab/>fimpara;</text:span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pan text:style-name="T11"/></text:p>
      <text:p text:style-name="P53"><text:soft-page-break/><text:span text:style-name="T11">12. Carregar códigos das peças em um tabuleiro de xadres, onde:</text:span></text:p>
      <text:p text:style-name="P53"><text:span text:style-name="T11">Código: 1 <text:s text:c="6"/>2 <text:s text:c="6"/>3 <text:s text:c="6"/>4 <text:s text:c="6"/>5 <text:s text:c="6"/>6 <text:s text:c="2"/>7</text:span></text:p>
      <text:p text:style-name="P53"><text:span text:style-name="T11">Peças: <text:s/>Peão <text:s text:c="3"/>Torre <text:s text:c="2"/>Bispo <text:s text:c="2"/>Cavalo <text:s/>Rainha <text:s/>Rei Vazio</text:span></text:p>
      <text:p text:style-name="P53"><text:span text:style-name="T11"/></text:p>
      <text:p text:style-name="P53"><text:span text:style-name="T11">Calcular e mostrar a soma das peças do tabuleiro,</text:span></text:p>
      <text:p text:style-name="P53"><text:span text:style-name="T11">Não pode utilizar Estrutura de Decisão e Escolha Caso na contagem das peças</text:span></text:p>
      <text:p text:style-name="P53"><text:span text:style-name="T11"/></text:p>
      <text:p text:style-name="P53"><text:span text:style-name="T11">Pseudo-Código</text:span></text:p>
      <text:p text:style-name="P53"><text:span text:style-name="T11">algoritmo: carregaTabuleiro</text:span></text:p>
      <text:p text:style-name="P53"><text:span text:style-name="T11">início</text:span></text:p>
      <text:p text:style-name="P53"><text:span text:style-name="T11"><text:tab/>tipo M = <text:s/>matriz [1..8, 1..8] de inteiros;</text:span></text:p>
      <text:p text:style-name="P53"><text:span text:style-name="T11"><text:tab/>M: mtz;</text:span></text:p>
      <text:p text:style-name="P53"><text:span text:style-name="T11"><text:tab/>inteiro: i,j;</text:span></text:p>
      <text:p text:style-name="P53"><text:span text:style-name="T11"><text:tab/></text:span></text:p>
      <text:p text:style-name="P53"><text:span text:style-name="T11"><text:tab/>aux = 0;</text:span></text:p>
      <text:p text:style-name="P53"><text:span text:style-name="T11"><text:tab/>s = 0;</text:span></text:p>
      <text:p text:style-name="P53"><text:span text:style-name="T11"><text:tab/></text:span></text:p>
      <text:p text:style-name="P53"><text:span text:style-name="T11"><text:tab/>para(i=1;i&lt;=8;i++)faça</text:span></text:p>
      <text:p text:style-name="P53"><text:span text:style-name="T11"><text:tab/><text:tab/>para(j=1;j&lt;=8;j++)faça</text:span></text:p>
      <text:p text:style-name="P53"><text:span text:style-name="T11"><text:tab/><text:tab/><text:tab/>se(i&gt;=3 e i&lt;=6)</text:span></text:p>
      <text:p text:style-name="P53"><text:span text:style-name="T11"><text:tab/><text:tab/><text:tab/>entao</text:span></text:p>
      <text:p text:style-name="P53"><text:span text:style-name="T11"><text:tab/><text:tab/><text:tab/><text:tab/>mtz[i, j] = 7;</text:span></text:p>
      <text:p text:style-name="P53"><text:span text:style-name="T11"><text:tab/><text:tab/><text:tab/>senao</text:span></text:p>
      <text:p text:style-name="P53"><text:span text:style-name="T11"><text:tab/><text:tab/><text:tab/><text:tab/>se(i==2 ou i==7)</text:span></text:p>
      <text:p text:style-name="P53"><text:span text:style-name="T11"><text:tab/><text:tab/><text:tab/><text:tab/>entao</text:span></text:p>
      <text:p text:style-name="P53"><text:span text:style-name="T11"><text:tab/><text:tab/><text:tab/><text:tab/><text:tab/>mtz[i, j] = 1;</text:span></text:p>
      <text:p text:style-name="P53"><text:span text:style-name="T11"><text:tab/><text:tab/><text:tab/><text:tab/>senao</text:span></text:p>
      <text:p text:style-name="P53"><text:span text:style-name="T11"><text:tab/><text:tab/><text:tab/><text:tab/><text:tab/>se((i==1 ou i==8) e (j==1 ou j==8))</text:span></text:p>
      <text:p text:style-name="P53"><text:span text:style-name="T11"><text:tab/><text:tab/><text:tab/><text:tab/><text:tab/>entao</text:span></text:p>
      <text:p text:style-name="P53"><text:span text:style-name="T11"><text:tab/><text:tab/><text:tab/><text:tab/><text:tab/><text:tab/>mtz[i, j] = 2;</text:span></text:p>
      <text:p text:style-name="P53"><text:span text:style-name="T11"><text:tab/><text:tab/><text:tab/><text:tab/><text:tab/>senao</text:span></text:p>
      <text:p text:style-name="P53"><text:span text:style-name="T11"><text:tab/><text:tab/><text:tab/><text:tab/><text:tab/><text:tab/>se((i==1 ou i==8) e (j==2 ou j==7))</text:span></text:p>
      <text:p text:style-name="P53"><text:span text:style-name="T11"><text:tab/><text:tab/><text:tab/><text:tab/><text:tab/><text:tab/>entao</text:span></text:p>
      <text:p text:style-name="P53"><text:span text:style-name="T11"><text:tab/><text:tab/><text:tab/><text:tab/><text:tab/><text:tab/><text:tab/>mtz[i, j] = 4;</text:span></text:p>
      <text:p text:style-name="P53"><text:span text:style-name="T11"><text:tab/><text:tab/><text:tab/><text:tab/><text:tab/><text:tab/>senao</text:span></text:p>
      <text:p text:style-name="P53"><text:span text:style-name="T11"><text:tab/><text:tab/><text:tab/><text:tab/><text:tab/><text:tab/><text:tab/>se((i==1 ou i==8) e (j==3 ou j==6))</text:span></text:p>
      <text:p text:style-name="P53"><text:span text:style-name="T11"><text:tab/><text:tab/><text:tab/><text:tab/><text:tab/><text:tab/><text:tab/>entao</text:span></text:p>
      <text:p text:style-name="P53"><text:span text:style-name="T11"><text:tab/><text:tab/><text:tab/><text:tab/><text:tab/><text:tab/><text:tab/><text:tab/>mtz[i, j] = 3;</text:span></text:p>
      <text:p text:style-name="P53"><text:span text:style-name="T11"><text:tab/><text:tab/><text:tab/><text:tab/><text:tab/><text:tab/><text:tab/>senao</text:span></text:p>
      <text:p text:style-name="P53"><text:span text:style-name="T11"><text:tab/><text:tab/><text:tab/><text:tab/><text:tab/><text:tab/><text:tab/><text:tab/>se((i==1 ou i==8) e j==4)</text:span></text:p>
      <text:p text:style-name="P53"><text:span text:style-name="T11"><text:tab/><text:tab/><text:tab/><text:tab/><text:tab/><text:tab/><text:tab/><text:tab/>entao</text:span></text:p>
      <text:p text:style-name="P53"><text:span text:style-name="T11"><text:tab/><text:tab/><text:tab/><text:tab/><text:tab/><text:tab/><text:tab/><text:tab/><text:tab/>mtz[i, j] = 6;</text:span></text:p>
      <text:p text:style-name="P53"><text:span text:style-name="T11"><text:tab/><text:tab/><text:tab/><text:tab/><text:tab/><text:tab/><text:tab/><text:tab/>senao</text:span></text:p>
      <text:p text:style-name="P53"><text:span text:style-name="T11"><text:tab/><text:tab/><text:tab/><text:tab/><text:tab/><text:tab/><text:tab/><text:tab/><text:tab/>se((i==1 ou i==8) e j==5)</text:span></text:p>
      <text:p text:style-name="P53"><text:span text:style-name="T11"><text:tab/><text:tab/><text:tab/><text:tab/><text:tab/><text:tab/><text:tab/><text:tab/><text:tab/>entao</text:span></text:p>
      <text:p text:style-name="P53"><text:span text:style-name="T11"><text:tab/><text:tab/><text:tab/><text:tab/><text:tab/><text:tab/><text:tab/><text:tab/><text:tab/><text:tab/>mtz[i, j] = 5;</text:span></text:p>
      <text:p text:style-name="P53"><text:span text:style-name="T11"><text:tab/><text:tab/><text:tab/><text:tab/><text:tab/><text:tab/><text:tab/><text:tab/><text:tab/>fimse;</text:span></text:p>
      <text:p text:style-name="P53"><text:span text:style-name="T11"><text:tab/><text:tab/><text:tab/><text:tab/><text:tab/><text:tab/><text:tab/><text:tab/>fimse;</text:span></text:p>
      <text:p text:style-name="P53"><text:span text:style-name="T11"><text:tab/><text:tab/><text:tab/><text:tab/><text:tab/><text:tab/><text:tab/>fimse;</text:span></text:p>
      <text:p text:style-name="P53"><text:span text:style-name="T11"><text:tab/><text:tab/><text:tab/><text:tab/><text:tab/><text:tab/>fimse;</text:span></text:p>
      <text:p text:style-name="P53"><text:span text:style-name="T11"><text:tab/><text:tab/><text:tab/><text:tab/><text:tab/>fimse;</text:span></text:p>
      <text:p text:style-name="P53"><text:span text:style-name="T11"><text:tab/><text:tab/><text:tab/><text:tab/>fimse;</text:span></text:p>
      <text:p text:style-name="P53"><text:span text:style-name="T11"><text:tab/><text:tab/><text:tab/>fimse;</text:span></text:p>
      <text:p text:style-name="P53"><text:span text:style-name="T11"><text:tab/><text:tab/>fimpara;</text:span></text:p>
      <text:p text:style-name="P53"><text:span text:style-name="T11"><text:tab/>fimpara;</text:span></text:p>
      <text:p text:style-name="P53"><text:span text:style-name="T11"><text:s text:c="2"/></text:span></text:p>
      <text:p text:style-name="P53"><text:span text:style-name="T11"><text:tab/>para(i=1;i&lt;=8;i++)faça</text:span></text:p>
      <text:p text:style-name="P53"><text:span text:style-name="T11"><text:tab/><text:tab/>para(j=1;j&lt;=8;j++)faça</text:span></text:p>
      <text:p text:style-name="P53"><text:span text:style-name="T11"><text:tab/><text:tab/><text:tab/>aux = 7 - mtz[i, j];</text:span></text:p>
      <text:p text:style-name="P53"><text:span text:style-name="T11"><text:tab/><text:tab/><text:tab/>s += aux;</text:span></text:p>
      <text:p text:style-name="P53"><text:span text:style-name="T11"><text:tab/><text:tab/>fimpara;</text:span></text:p>
      <text:p text:style-name="P53"><text:span text:style-name="T11"><text:tab/>fimpara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4:55:58.169533053</meta:creation-date>
    <dc:date>2017-11-10T01:48:25.897793818</dc:date>
    <meta:editing-duration>PT4H33M37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2" meta:paragraph-count="495" meta:word-count="1582" meta:character-count="9448" meta:non-whitespace-character-count="7095"/>
  </office:meta>
</office:document-meta>
</file>